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81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0.993cm" fo:break-before="auto" style:use-optimal-row-height="true"/>
    </style:style>
    <style:style style:name="ro6" style:family="table-row">
      <style:table-row-properties style:row-height="2.251cm" fo:break-before="auto" style:use-optimal-row-height="true"/>
    </style:style>
    <style:style style:name="ro7" style:family="table-row">
      <style:table-row-properties style:row-height="2.164cm" fo:break-before="auto" style:use-optimal-row-height="true"/>
    </style:style>
    <style:style style:name="ro8" style:family="table-row">
      <style:table-row-properties style:row-height="1.286cm" fo:break-before="auto" style:use-optimal-row-height="false"/>
    </style:style>
    <style:style style:name="ro9" style:family="table-row">
      <style:table-row-properties style:row-height="2.69cm" fo:break-before="auto" style:use-optimal-row-height="true"/>
    </style:style>
    <style:style style:name="ro10" style:family="table-row">
      <style:table-row-properties style:row-height="0.935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1.286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53cm" fo:break-before="auto" style:use-optimal-row-height="fals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15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8-30_12-38-00_000.jpg</text:p>
          </table:table-cell>
          <table:table-cell office:value-type="string">
            <text:p>:m 東和 PHOTO / 1908031sa / 六本木１丁目駅 / 麻布台１丁目テナントビル / １名 / ホクシン設備（坂田建設） / 資料</text:p>
          </table:table-cell>
          <table:table-cell table:style-name="ce8"/>
          <table:table-cell/>
          <table:table-cell office:value-type="string">
            <text:p>N-35-35-28.49 E-139-34-50.2</text:p>
          </table:table-cell>
          <table:table-cell table:formula="of:=IF([.E2]=&quot;&quot;;[.C2];CONCATENATE([.C2];&quot; / &quot;;[.E2]))" office:value-type="string" office:string-value=":m 東和 PHOTO / 1908031sa / 六本木１丁目駅 / 麻布台１丁目テナントビル / １名 / ホクシン設備（坂田建設） / 資料">
            <text:p>:m 東和 PHOTO / 1908031sa / 六本木１丁目駅 / 麻布台１丁目テナントビル / １名 / ホクシン設備（坂田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8-30_12-38-11_000.jpg</text:p>
          </table:table-cell>
          <table:table-cell office:value-type="string">
            <text:p>:m 東和 PHOTO / 1908031sa / 六本木１丁目駅 / 麻布台１丁目テナントビル / １名 / ホクシン設備（坂田建設） / 資料</text:p>
          </table:table-cell>
          <table:table-cell table:style-name="ce8"/>
          <table:table-cell/>
          <table:table-cell office:value-type="string">
            <text:p>N-35-35-28.44 E-139-34-49.82</text:p>
          </table:table-cell>
          <table:table-cell table:formula="of:=IF([.E3]=&quot;&quot;;[.C3];CONCATENATE([.C3];&quot; / &quot;;[.E3]))" office:value-type="string" office:string-value=":m 東和 PHOTO / 1908031sa / 六本木１丁目駅 / 麻布台１丁目テナントビル / １名 / ホクシン設備（坂田建設） / 資料">
            <text:p>:m 東和 PHOTO / 1908031sa / 六本木１丁目駅 / 麻布台１丁目テナントビル / １名 / ホクシン設備（坂田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8-30_12-45-14_000.jpg</text:p>
          </table:table-cell>
          <table:table-cell office:value-type="string">
            <text:p>:m 東和 PHOTO / 1908031sa / 六本木１丁目駅 / 麻布台１丁目テナントビル / １名 / ホクシン設備（坂田建設） / 資料</text:p>
          </table:table-cell>
          <table:table-cell table:style-name="ce10"/>
          <table:table-cell/>
          <table:table-cell office:value-type="string">
            <text:p>N-35-35-28.66 E-139-34-49.87</text:p>
          </table:table-cell>
          <table:table-cell table:formula="of:=IF([.E4]=&quot;&quot;;[.C4];CONCATENATE([.C4];&quot; / &quot;;[.E4]))" office:value-type="string" office:string-value=":m 東和 PHOTO / 1908031sa / 六本木１丁目駅 / 麻布台１丁目テナントビル / １名 / ホクシン設備（坂田建設） / 資料">
            <text:p>:m 東和 PHOTO / 1908031sa / 六本木１丁目駅 / 麻布台１丁目テナントビル / １名 / ホクシン設備（坂田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8-30_12-45-24_000.jpg</text:p>
          </table:table-cell>
          <table:table-cell office:value-type="string">
            <text:p>:m 東和 PHOTO / 1908031sa / 六本木１丁目駅 / 麻布台１丁目テナントビル / １名 / ホクシン設備（坂田建設） / 資料</text:p>
          </table:table-cell>
          <table:table-cell table:style-name="ce11"/>
          <table:table-cell/>
          <table:table-cell office:value-type="string">
            <text:p>N-35-35-28.6 E-139-34-49.43</text:p>
          </table:table-cell>
          <table:table-cell table:formula="of:=IF([.E5]=&quot;&quot;;[.C5];CONCATENATE([.C5];&quot; / &quot;;[.E5]))" office:value-type="string" office:string-value=":m 東和 PHOTO / 1908031sa / 六本木１丁目駅 / 麻布台１丁目テナントビル / １名 / ホクシン設備（坂田建設） / 資料">
            <text:p>:m 東和 PHOTO / 1908031sa / 六本木１丁目駅 / 麻布台１丁目テナントビル / １名 / ホクシン設備（坂田建設） / 資料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8-30_12-48-39_000.jpg</text:p>
          </table:table-cell>
          <table:table-cell office:value-type="string">
            <text:p>:m 東和 PHOTO / 1908031sa / 六本木１丁目駅 / 麻布台１丁目テナントビル / １名 / ホクシン設備（坂田建設） / 資料</text:p>
          </table:table-cell>
          <table:table-cell table:style-name="ce11"/>
          <table:table-cell/>
          <table:table-cell office:value-type="string">
            <text:p>N-35-35-28.79 E-139-34-49.27</text:p>
          </table:table-cell>
          <table:table-cell table:formula="of:=IF([.E6]=&quot;&quot;;[.C6];CONCATENATE([.C6];&quot; / &quot;;[.E6]))" office:value-type="string" office:string-value=":m 東和 PHOTO / 1908031sa / 六本木１丁目駅 / 麻布台１丁目テナントビル / １名 / ホクシン設備（坂田建設） / 資料">
            <text:p>:m 東和 PHOTO / 1908031sa / 六本木１丁目駅 / 麻布台１丁目テナントビル / １名 / ホクシン設備（坂田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8-30_12-51-28_000.jpg</text:p>
          </table:table-cell>
          <table:table-cell office:value-type="string">
            <text:p>:m 東和 PHOTO / 1908031sa / 六本木１丁目駅 / 麻布台１丁目テナントビル / １名 / ホクシン設備（坂田建設） / 資料</text:p>
          </table:table-cell>
          <table:table-cell table:style-name="ce9"/>
          <table:table-cell/>
          <table:table-cell office:value-type="string">
            <text:p>N-35-35-28.71 E-139-34-49.71</text:p>
          </table:table-cell>
          <table:table-cell table:formula="of:=IF([.E7]=&quot;&quot;;[.C7];CONCATENATE([.C7];&quot; / &quot;;[.E7]))" office:value-type="string" office:string-value=":m 東和 PHOTO / 1908031sa / 六本木１丁目駅 / 麻布台１丁目テナントビル / １名 / ホクシン設備（坂田建設） / 資料">
            <text:p>:m 東和 PHOTO / 1908031sa / 六本木１丁目駅 / 麻布台１丁目テナントビル / １名 / ホクシン設備（坂田建設） / 資料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8-30_12-53-42_000.jpg</text:p>
          </table:table-cell>
          <table:table-cell office:value-type="string">
            <text:p>:m 東和 PHOTO / 1908031sa / 六本木１丁目駅 / 麻布台１丁目テナントビル / １名 / ホクシン設備（坂田建設） / 資料</text:p>
          </table:table-cell>
          <table:table-cell table:style-name="ce10"/>
          <table:table-cell/>
          <table:table-cell office:value-type="string">
            <text:p>N-35-35-28.68 E-139-34-49.82</text:p>
          </table:table-cell>
          <table:table-cell table:formula="of:=IF([.E8]=&quot;&quot;;[.C8];CONCATENATE([.C8];&quot; / &quot;;[.E8]))" office:value-type="string" office:string-value=":m 東和 PHOTO / 1908031sa / 六本木１丁目駅 / 麻布台１丁目テナントビル / １名 / ホクシン設備（坂田建設） / 資料">
            <text:p>:m 東和 PHOTO / 1908031sa / 六本木１丁目駅 / 麻布台１丁目テナントビル / １名 / ホクシン設備（坂田建設） / 資料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7" office:value-type="string">
            <text:p>2019-08-30_13-14-37_000.jpg</text:p>
          </table:table-cell>
          <table:table-cell table:style-name="ce5" office:value-type="string">
            <text:p>:m 食べた物</text:p>
          </table:table-cell>
          <table:table-cell table:style-name="ce9"/>
          <table:table-cell/>
          <table:table-cell office:value-type="string">
            <text:p>N-35-35-28.4 E-139-34-48.83</text:p>
          </table:table-cell>
          <table:table-cell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7" office:value-type="string">
            <text:p>2019-08-30_20-39-24_000.jpg</text:p>
          </table:table-cell>
          <table:table-cell table:style-name="ce5" office:value-type="string">
            <text:p>:m 食べた物</text:p>
          </table:table-cell>
          <table:table-cell table:style-name="ce11"/>
          <table:table-cell/>
          <table:table-cell office:value-type="string">
            <text:p>N-35-35-28.48 E-139-34-49.49</text:p>
          </table:table-cell>
          <table:table-cell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7" office:value-type="string">
            <text:p>2019-08-30_22-20-09_000.jpg</text:p>
          </table:table-cell>
          <table:table-cell table:style-name="ce5" office:value-type="string">
            <text:p>:m 記録 / お酒</text:p>
          </table:table-cell>
          <table:table-cell table:style-name="ce9"/>
          <table:table-cell/>
          <table:table-cell office:value-type="string">
            <text:p>N-35-35-28.34 E-139-34-49.32</text:p>
          </table:table-cell>
          <table:table-cell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7" office:value-type="string">
            <text:p>2019-08-30_22-41-06_000.png</text:p>
          </table:table-cell>
          <table:table-cell table:style-name="ce9" office:value-type="string">
            <text:p>:m :PHOTO 寝た時刻 / 2019</text:p>
          </table:table-cell>
          <table:table-cell table:style-name="ce11"/>
          <table:table-cell/>
          <table:table-cell/>
          <table:table-cell table:formula="of:=IF([.E12]=&quot;&quot;;[.C12];CONCATENATE([.C12];&quot; / &quot;;[.E12]))" office:value-type="string" office:string-value=":m :PHOTO 寝た時刻 / 2019">
            <text:p>:m :PHOTO 寝た時刻 / 2019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7" office:value-type="string">
            <text:p>2019-08-31_05-05-06_000.jpg</text:p>
          </table:table-cell>
          <table:table-cell table:style-name="ce9" office:value-type="string">
            <text:p>:m 食べた物　間食 / 味噌スープ</text:p>
          </table:table-cell>
          <table:table-cell table:style-name="ce9"/>
          <table:table-cell/>
          <table:table-cell office:value-type="string">
            <text:p>N-35-35-28.59 E-139-34-50.04</text:p>
          </table:table-cell>
          <table:table-cell table:formula="of:=IF([.E13]=&quot;&quot;;[.C13];CONCATENATE([.C13];&quot; / &quot;;[.E13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7" office:value-type="string">
            <text:p>2019-08-31_05-19-34_000.jpg</text:p>
          </table:table-cell>
          <table:table-cell table:style-name="ce5" office:value-type="string">
            <text:p>:PHOTO 記録 / 買ったもの / @ワークマン、ウェブサイト / 長靴、作業用、先芯入り</text:p>
          </table:table-cell>
          <table:table-cell table:style-name="ce8"/>
          <table:table-cell/>
          <table:table-cell office:value-type="string">
            <text:p>N-35-35-28.42 E-139-34-49.82</text:p>
          </table:table-cell>
          <table:table-cell table:formula="of:=IF([.E14]=&quot;&quot;;[.C14];CONCATENATE([.C14];&quot; / &quot;;[.E14]))" office:value-type="string" office:string-value=":PHOTO 記録 / 買ったもの / @ワークマン、ウェブサイト / 長靴、作業用、先芯入り">
            <text:p>:PHOTO 記録 / 買ったもの / @ワークマン、ウェブサイト / 長靴、作業用、先芯入り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7" office:value-type="string">
            <text:p>2019-08-31_05-19-40_000.jpg</text:p>
          </table:table-cell>
          <table:table-cell table:style-name="ce5" office:value-type="string">
            <text:p>:PHOTO 記録 / 買ったもの / @ワークマン、ウェブサイト / 長靴、作業用、先芯入り</text:p>
          </table:table-cell>
          <table:table-cell table:style-name="ce8"/>
          <table:table-cell/>
          <table:table-cell office:value-type="string">
            <text:p>N-35-35-28.26 E-139-34-49.54</text:p>
          </table:table-cell>
          <table:table-cell table:formula="of:=IF([.E15]=&quot;&quot;;[.C15];CONCATENATE([.C15];&quot; / &quot;;[.E15]))" office:value-type="string" office:string-value=":PHOTO 記録 / 買ったもの / @ワークマン、ウェブサイト / 長靴、作業用、先芯入り">
            <text:p>:PHOTO 記録 / 買ったもの / @ワークマン、ウェブサイト / 長靴、作業用、先芯入り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7" office:value-type="string">
            <text:p>2019-08-31_05-35-28_000.jpg</text:p>
          </table:table-cell>
          <table:table-cell office:value-type="string">
            <text:p>:m 東和 PHOTO / 1908031sa / 六本木１丁目駅 / 麻布台１丁目テナントビル / １名 / ホクシン設備（坂田建設） / 出発時間 / N-35-35-28.49 E-139-34-49.82</text:p>
          </table:table-cell>
          <table:table-cell table:style-name="ce8"/>
          <table:table-cell table:formula="of:=[.F16]" office:value-type="string" office:string-value="N-35-35-28.49 E-139-34-49.82">
            <text:p>N-35-35-28.49 E-139-34-49.82</text:p>
          </table:table-cell>
          <table:table-cell office:value-type="string">
            <text:p>N-35-35-28.49 E-139-34-49.82</text:p>
          </table:table-cell>
          <table:table-cell table:formula="of:=IF([.E16]=&quot;&quot;;[.C16];CONCATENATE([.C16];&quot; / &quot;;[.E16]))" office:value-type="string" office:string-value=":m 東和 PHOTO / 1908031sa / 六本木１丁目駅 / 麻布台１丁目テナントビル / １名 / ホクシン設備（坂田建設） / 出発時間 / N-35-35-28.49 E-139-34-49.82 / N-35-35-28.49 E-139-34-49.82">
            <text:p>:m 東和 PHOTO / 1908031sa / 六本木１丁目駅 / 麻布台１丁目テナントビル / １名 / ホクシン設備（坂田建設） / 出発時間 / N-35-35-28.49 E-139-34-49.82 / N-35-35-28.49 E-139-34-49.82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16">
            <text:p>16</text:p>
          </table:table-cell>
          <table:table-cell table:style-name="ce7" office:value-type="string">
            <text:p>2019-08-31_05-42-50_000.jpg</text:p>
          </table:table-cell>
          <table:table-cell office:value-type="string">
            <text:p>:PHOTO 記録 / @宮前平公園、北側出入り口 / 「エサをあげないでください」、動物への餌遣りをしないよう呼びかける掲示物 / N-35-35-16.47 E-139-34-51.74</text:p>
          </table:table-cell>
          <table:table-cell table:style-name="ce8"/>
          <table:table-cell table:formula="of:=[.F17]" office:value-type="string" office:string-value="N-35-35-16.47 E-139-34-51.74">
            <text:p>N-35-35-16.47 E-139-34-51.74</text:p>
          </table:table-cell>
          <table:table-cell office:value-type="string">
            <text:p>N-35-35-16.47 E-139-34-51.74</text:p>
          </table:table-cell>
          <table:table-cell table:formula="of:=IF([.E17]=&quot;&quot;;[.C17];CONCATENATE([.C17];&quot; / &quot;;[.E17]))" office:value-type="string" office:string-value=":PHOTO 記録 / @宮前平公園、北側出入り口 / 「エサをあげないでください」、動物への餌遣りをしないよう呼びかける掲示物 / N-35-35-16.47 E-139-34-51.74 / N-35-35-16.47 E-139-34-51.74">
            <text:p>:PHOTO 記録 / @宮前平公園、北側出入り口 / 「エサをあげないでください」、動物への餌遣りをしないよう呼びかける掲示物 / N-35-35-16.47 E-139-34-51.74 / N-35-35-16.47 E-139-34-51.74</text:p>
          </table:table-cell>
          <table:table-cell table:style-name="ce8"/>
          <table:table-cell table:style-name="ce2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office:value-type="string">
            <text:p>2019-08-31_06-02-30_000.jpg</text:p>
          </table:table-cell>
          <table:table-cell table:style-name="ce10" office:value-type="string">
            <text:p>-*</text:p>
          </table:table-cell>
          <table:table-cell table:style-name="ce8"/>
          <table:table-cell/>
          <table:table-cell office:value-type="string">
            <text:p>N-35-35-58.87 E-139-36-36.33</text:p>
          </table:table-cell>
          <table:table-cell table:formula="of:=IF([.E18]=&quot;&quot;;[.C18];CONCATENATE([.C18];&quot; / &quot;;[.E18]))" office:value-type="string" office:string-value="-*">
            <text:p>-*</text:p>
          </table:table-cell>
          <table:table-cell table:style-name="ce25" table:number-columns-repeated="2"/>
        </table:table-row>
        <table:table-row table:style-name="ro6">
          <table:table-cell table:style-name="ce2" office:value-type="float" office:value="18">
            <text:p>18</text:p>
          </table:table-cell>
          <table:table-cell table:style-name="ce9" office:value-type="string">
            <text:p>2019-08-31_06-56-20_000.jpg</text:p>
          </table:table-cell>
          <table:table-cell office:value-type="string">
            <text:p>:m 東和 PHOTO / 1908031sa / 六本木１丁目駅 / 麻布台１丁目テナントビル / １名 / ホクシン設備（坂田建設） / 現場状況 / N-35-39-40.0 E-139-44-17.48</text:p>
          </table:table-cell>
          <table:table-cell table:style-name="ce8"/>
          <table:table-cell table:formula="of:=[.F19]" office:value-type="string" office:string-value="N-35-39-40.0 E-139-44-17.48">
            <text:p>N-35-39-40.0 E-139-44-17.48</text:p>
          </table:table-cell>
          <table:table-cell office:value-type="string">
            <text:p>N-35-39-40.0 E-139-44-17.48</text:p>
          </table:table-cell>
          <table:table-cell table:formula="of:=IF([.E19]=&quot;&quot;;[.C19];CONCATENATE([.C19];&quot; / &quot;;[.E19]))" office:value-type="string" office:string-value=":m 東和 PHOTO / 1908031sa / 六本木１丁目駅 / 麻布台１丁目テナントビル / １名 / ホクシン設備（坂田建設） / 現場状況 / N-35-39-40.0 E-139-44-17.48 / N-35-39-40.0 E-139-44-17.48">
            <text:p>:m 東和 PHOTO / 1908031sa / 六本木１丁目駅 / 麻布台１丁目テナントビル / １名 / ホクシン設備（坂田建設） / 現場状況 / N-35-39-40.0 E-139-44-17.48 / N-35-39-40.0 E-139-44-17.48</text:p>
          </table:table-cell>
          <table:table-cell table:style-name="ce25" table:number-columns-repeated="2"/>
        </table:table-row>
        <table:table-row table:style-name="ro8">
          <table:table-cell table:style-name="ce2" office:value-type="float" office:value="19">
            <text:p>19</text:p>
          </table:table-cell>
          <table:table-cell table:style-name="ce9" office:value-type="string">
            <text:p>2019-08-31_06-56-30_000.jpg</text:p>
          </table:table-cell>
          <table:table-cell office:value-type="string">
            <text:p>:VIDEO / @宮前平公園 / 記録 / 花火を行っている集団、大きな炸裂音を出している、様子</text:p>
          </table:table-cell>
          <table:table-cell table:style-name="ce8"/>
          <table:table-cell table:formula="of:=[.F20]" office:value-type="string" office:string-value="N-35-39-40.0 E-139-44-17.54">
            <text:p>N-35-39-40.0 E-139-44-17.54</text:p>
          </table:table-cell>
          <table:table-cell office:value-type="string">
            <text:p>N-35-39-40.0 E-139-44-17.54</text:p>
          </table:table-cell>
          <table:table-cell office:value-type="string">
            <text:p>:VIDEO / @宮前平公園 / 記録 / 花火を行っている集団、大きな炸裂音を出している、様子</text:p>
          </table:table-cell>
          <table:table-cell table:style-name="ce25" table:number-columns-repeated="2"/>
        </table:table-row>
        <table:table-row table:style-name="ro6">
          <table:table-cell table:style-name="ce2" office:value-type="float" office:value="20">
            <text:p>20</text:p>
          </table:table-cell>
          <table:table-cell table:style-name="ce10" office:value-type="string">
            <text:p>2019-08-31_06-56-37_000.jpg</text:p>
          </table:table-cell>
          <table:table-cell office:value-type="string">
            <text:p>:m 東和 PHOTO / 1908031sa / 六本木１丁目駅 / 麻布台１丁目テナントビル / １名 / ホクシン設備（坂田建設） / 現場状況 / N-35-39-39.95 E-139-44-17.59</text:p>
          </table:table-cell>
          <table:table-cell table:style-name="ce11"/>
          <table:table-cell table:formula="of:=[.F21]" office:value-type="string" office:string-value="N-35-39-39.95 E-139-44-17.59">
            <text:p>N-35-39-39.95 E-139-44-17.59</text:p>
          </table:table-cell>
          <table:table-cell office:value-type="string">
            <text:p>N-35-39-39.95 E-139-44-17.59</text:p>
          </table:table-cell>
          <table:table-cell table:formula="of:=IF([.E21]=&quot;&quot;;[.C21];CONCATENATE([.C21];&quot; / &quot;;[.E21]))" office:value-type="string" office:string-value=":m 東和 PHOTO / 1908031sa / 六本木１丁目駅 / 麻布台１丁目テナントビル / １名 / ホクシン設備（坂田建設） / 現場状況 / N-35-39-39.95 E-139-44-17.59 / N-35-39-39.95 E-139-44-17.59">
            <text:p>:m 東和 PHOTO / 1908031sa / 六本木１丁目駅 / 麻布台１丁目テナントビル / １名 / ホクシン設備（坂田建設） / 現場状況 / N-35-39-39.95 E-139-44-17.59 / N-35-39-39.95 E-139-44-17.59</text:p>
          </table:table-cell>
          <table:table-cell table:style-name="ce25" table:number-columns-repeated="2"/>
        </table:table-row>
        <table:table-row table:style-name="ro6">
          <table:table-cell table:style-name="ce2" office:value-type="float" office:value="21">
            <text:p>21</text:p>
          </table:table-cell>
          <table:table-cell table:style-name="ce11" office:value-type="string">
            <text:p>2019-08-31_06-56-43_000.jpg</text:p>
          </table:table-cell>
          <table:table-cell office:value-type="string">
            <text:p>:m 東和 PHOTO / 1908031sa / 六本木１丁目駅 / 麻布台１丁目テナントビル / １名 / ホクシン設備（坂田建設） / 現場状況 / N-35-39-40.02 E-139-44-17.65</text:p>
          </table:table-cell>
          <table:table-cell table:style-name="ce9"/>
          <table:table-cell table:formula="of:=[.F22]" office:value-type="string" office:string-value="N-35-39-40.02 E-139-44-17.65">
            <text:p>N-35-39-40.02 E-139-44-17.65</text:p>
          </table:table-cell>
          <table:table-cell office:value-type="string">
            <text:p>N-35-39-40.02 E-139-44-17.65</text:p>
          </table:table-cell>
          <table:table-cell table:formula="of:=IF([.E22]=&quot;&quot;;[.C22];CONCATENATE([.C22];&quot; / &quot;;[.E22]))" office:value-type="string" office:string-value=":m 東和 PHOTO / 1908031sa / 六本木１丁目駅 / 麻布台１丁目テナントビル / １名 / ホクシン設備（坂田建設） / 現場状況 / N-35-39-40.02 E-139-44-17.65 / N-35-39-40.02 E-139-44-17.65">
            <text:p>:m 東和 PHOTO / 1908031sa / 六本木１丁目駅 / 麻布台１丁目テナントビル / １名 / ホクシン設備（坂田建設） / 現場状況 / N-35-39-40.02 E-139-44-17.65 / N-35-39-40.02 E-139-44-17.65</text:p>
          </table:table-cell>
          <table:table-cell table:style-name="ce25" table:number-columns-repeated="2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9" office:value-type="string">
            <text:p>2019-08-31_07-20-34_000.jpg</text:p>
          </table:table-cell>
          <table:table-cell office:value-type="string">
            <text:p>:PHOTO 記録 / @東和現場、トイレ内 / 掲示物、熱中症診断、方法 / N-35-39-40.23 E-139-44-16.82</text:p>
          </table:table-cell>
          <table:table-cell table:style-name="ce8"/>
          <table:table-cell table:formula="of:=[.F23]" office:value-type="string" office:string-value="N-35-39-40.23 E-139-44-16.82">
            <text:p>N-35-39-40.23 E-139-44-16.82</text:p>
          </table:table-cell>
          <table:table-cell office:value-type="string">
            <text:p>N-35-39-40.23 E-139-44-16.82</text:p>
          </table:table-cell>
          <table:table-cell table:formula="of:=IF([.E23]=&quot;&quot;;[.C23];CONCATENATE([.C23];&quot; / &quot;;[.E23]))" office:value-type="string" office:string-value=":PHOTO 記録 / @東和現場、トイレ内 / 掲示物、熱中症診断、方法 / N-35-39-40.23 E-139-44-16.82 / N-35-39-40.23 E-139-44-16.82">
            <text:p>:PHOTO 記録 / @東和現場、トイレ内 / 掲示物、熱中症診断、方法 / N-35-39-40.23 E-139-44-16.82 / N-35-39-40.23 E-139-44-16.82</text:p>
          </table:table-cell>
          <table:table-cell table:style-name="ce25" table:number-columns-repeated="2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12" office:value-type="string">
            <text:p>2019-08-31_17-13-14_000.jpg</text:p>
          </table:table-cell>
          <table:table-cell office:value-type="string">
            <text:p>:m 東和 PHOTO / 1908031sa / 六本木１丁目駅 / 麻布台１丁目テナントビル / １名 / ホクシン設備（坂田建設） / 日報</text:p>
          </table:table-cell>
          <table:table-cell table:style-name="ce8"/>
          <table:table-cell/>
          <table:table-cell office:value-type="string">
            <text:p>N-35-35-28.57 E-139-34-50.15</text:p>
          </table:table-cell>
          <table:table-cell table:formula="of:=IF([.E24]=&quot;&quot;;[.C24];CONCATENATE([.C24];&quot; / &quot;;[.E24]))" office:value-type="string" office:string-value=":m 東和 PHOTO / 1908031sa / 六本木１丁目駅 / 麻布台１丁目テナントビル / １名 / ホクシン設備（坂田建設） / 日報">
            <text:p>:m 東和 PHOTO / 1908031sa / 六本木１丁目駅 / 麻布台１丁目テナントビル / １名 / ホクシン設備（坂田建設） / 日報</text:p>
          </table:table-cell>
          <table:table-cell table:style-name="ce25" table:number-columns-repeated="2"/>
        </table:table-row>
        <table:table-row table:style-name="ro9">
          <table:table-cell table:style-name="ce2" office:value-type="float" office:value="24">
            <text:p>24</text:p>
          </table:table-cell>
          <table:table-cell table:style-name="ce9" office:value-type="string">
            <text:p>2019-08-31_18-23-15_000.jpg</text:p>
          </table:table-cell>
          <table:table-cell office:value-type="string">
            <text:p>:m music / log / gt / || s.1:f-31.N,inst=g+h,R=1,k.C || s.2:f-31,伴奏のみ,R=2 || s.3:f-31;var-1,score=harmonica || s.4:f-31,type=fill-in,at=msr.4,R=3 || s.5:f-32.N,R=4,k.D,inst=g+h</text:p>
          </table:table-cell>
          <table:table-cell table:style-name="ce8"/>
          <table:table-cell/>
          <table:table-cell office:value-type="string">
            <text:p>N-35-35-27.56 E-139-34-47.95</text:p>
          </table:table-cell>
          <table:table-cell table:formula="of:=IF([.E25]=&quot;&quot;;[.C25];CONCATENATE([.C25];&quot; / &quot;;[.E25]))" office:value-type="string" office:string-value=":m music / log / gt / || s.1:f-31.N,inst=g+h,R=1,k.C || s.2:f-31,伴奏のみ,R=2 || s.3:f-31;var-1,score=harmonica || s.4:f-31,type=fill-in,at=msr.4,R=3 || s.5:f-32.N,R=4,k.D,inst=g+h">
            <text:p>:m music / log / gt / || s.1:f-31.N,inst=g+h,R=1,k.C || s.2:f-31,伴奏のみ,R=2 || s.3:f-31;var-1,score=harmonica || s.4:f-31,type=fill-in,at=msr.4,R=3 || s.5:f-32.N,R=4,k.D,inst=g+h</text:p>
          </table:table-cell>
          <table:table-cell table:style-name="ce25" table:number-columns-repeated="2"/>
        </table:table-row>
        <table:table-row table:style-name="ro10">
          <table:table-cell table:style-name="ce3" office:value-type="float" office:value="25">
            <text:p>25</text:p>
          </table:table-cell>
          <table:table-cell table:style-name="ce12" office:value-type="string">
            <text:p>2019-08-31_20-43-08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49 E-139-34-50.48</text:p>
          </table:table-cell>
          <table:table-cell table:formula="of:=IF([.E26]=&quot;&quot;;[.C26];CONCATENATE([.C26];&quot; / &quot;;[.E26]))" office:value-type="string" office:string-value=":m 食べた物">
            <text:p>:m 食べた物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26">
            <text:p>26</text:p>
          </table:table-cell>
          <table:table-cell table:style-name="ce8" office:value-type="string">
            <text:p>2019-08-31_22-00-54_000.jpg</text:p>
          </table:table-cell>
          <table:table-cell office:value-type="string">
            <text:p>-*</text:p>
          </table:table-cell>
          <table:table-cell table:style-name="ce10"/>
          <table:table-cell/>
          <table:table-cell office:value-type="string">
            <text:p>N-35-35-28.52 E-139-34-49.98</text:p>
          </table:table-cell>
          <table:table-cell table:formula="of:=IF([.E27]=&quot;&quot;;[.C27];CONCATENATE([.C27];&quot; / &quot;;[.E27]))" office:value-type="string" office:string-value="-*">
            <text:p>-*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27">
            <text:p>27</text:p>
          </table:table-cell>
          <table:table-cell table:style-name="ce8" office:value-type="string">
            <text:p>2019-08-31_22-38-23_000.png</text:p>
          </table:table-cell>
          <table:table-cell office:value-type="string">
            <text:p>:m / やることリスト / 0830 / no-1</text:p>
          </table:table-cell>
          <table:table-cell table:style-name="ce11"/>
          <table:table-cell/>
          <table:table-cell/>
          <table:table-cell table:formula="of:=IF([.E28]=&quot;&quot;;[.C28];CONCATENATE([.C28];&quot; / &quot;;[.E28]))" office:value-type="string" office:string-value=":m / やることリスト / 0830 / no-1">
            <text:p>:m / やることリスト / 0830 / no-1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28">
            <text:p>28</text:p>
          </table:table-cell>
          <table:table-cell table:style-name="ce8" office:value-type="string">
            <text:p>2019-08-31_22-38-28_000.png</text:p>
          </table:table-cell>
          <table:table-cell office:value-type="string">
            <text:p>:m / やることリスト / 0830 / no-2</text:p>
          </table:table-cell>
          <table:table-cell table:style-name="ce9"/>
          <table:table-cell/>
          <table:table-cell/>
          <table:table-cell table:formula="of:=IF([.E29]=&quot;&quot;;[.C29];CONCATENATE([.C29];&quot; / &quot;;[.E29]))" office:value-type="string" office:string-value=":m / やることリスト / 0830 / no-2">
            <text:p>:m / やることリスト / 0830 / no-2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29">
            <text:p>29</text:p>
          </table:table-cell>
          <table:table-cell table:style-name="ce8" office:value-type="string">
            <text:p>2019-09-01_01-05-35_000.png</text:p>
          </table:table-cell>
          <table:table-cell table:style-name="ce9" office:value-type="string">
            <text:p>:m :PHOTO 寝た時刻 / 2019</text:p>
          </table:table-cell>
          <table:table-cell table:style-name="ce8"/>
          <table:table-cell/>
          <table:table-cell/>
          <table:table-cell table:formula="of:=IF([.E30]=&quot;&quot;;[.C30];CONCATENATE([.C30];&quot; / &quot;;[.E30]))" office:value-type="string" office:string-value=":m :PHOTO 寝た時刻 / 2019">
            <text:p>:m :PHOTO 寝た時刻 / 2019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30">
            <text:p>30</text:p>
          </table:table-cell>
          <table:table-cell table:style-name="ce8" office:value-type="string">
            <text:p>2019-09-01_10-22-15_000.jpg</text:p>
          </table:table-cell>
          <table:table-cell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8.37 E-139-34-49.98</text:p>
          </table:table-cell>
          <table:table-cell table:formula="of:=IF([.E31]=&quot;&quot;;[.C31];CONCATENATE([.C31];&quot; / &quot;;[.E31]))" office:value-type="string" office:string-value=":m :PHOTO 起きた時刻 / 2019">
            <text:p>:m :PHOTO 起きた時刻 / 2019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31">
            <text:p>31</text:p>
          </table:table-cell>
          <table:table-cell table:style-name="ce8" office:value-type="string">
            <text:p>2019-09-01_10-53-18_000.jpg</text:p>
          </table:table-cell>
          <table:table-cell table:style-name="ce9" office:value-type="string">
            <text:p>:m 見た夢 / 高等学院</text:p>
          </table:table-cell>
          <table:table-cell table:style-name="ce8"/>
          <table:table-cell/>
          <table:table-cell office:value-type="string">
            <text:p>N-35-35-28.44 E-139-34-50.04</text:p>
          </table:table-cell>
          <table:table-cell table:formula="of:=IF([.E32]=&quot;&quot;;[.C32];CONCATENATE([.C32];&quot; / &quot;;[.E32]))" office:value-type="string" office:string-value=":m 見た夢 / 高等学院">
            <text:p>:m 見た夢 / 高等学院</text:p>
          </table:table-cell>
          <table:table-cell table:style-name="ce25" table:number-columns-repeated="2"/>
        </table:table-row>
        <table:table-row table:style-name="ro10">
          <table:table-cell table:style-name="ce3" office:value-type="float" office:value="32">
            <text:p>32</text:p>
          </table:table-cell>
          <table:table-cell table:style-name="ce10" office:value-type="string">
            <text:p>2019-09-01_10-53-30_000.jpg</text:p>
          </table:table-cell>
          <table:table-cell table:style-name="ce9" office:value-type="string">
            <text:p>:m 見た夢 / 家の前、ふとん</text:p>
          </table:table-cell>
          <table:table-cell table:style-name="ce8"/>
          <table:table-cell/>
          <table:table-cell office:value-type="string">
            <text:p>N-35-35-28.46 E-139-34-49.54</text:p>
          </table:table-cell>
          <table:table-cell table:formula="of:=IF([.E33]=&quot;&quot;;[.C33];CONCATENATE([.C33];&quot; / &quot;;[.E33]))" office:value-type="string" office:string-value=":m 見た夢 / 家の前、ふとん">
            <text:p>:m 見た夢 / 家の前、ふとん</text:p>
          </table:table-cell>
          <table:table-cell table:style-name="ce25" table:number-columns-repeated="2"/>
        </table:table-row>
        <table:table-row table:style-name="ro10">
          <table:table-cell table:style-name="ce3" office:value-type="float" office:value="33">
            <text:p>33</text:p>
          </table:table-cell>
          <table:table-cell table:style-name="ce9" office:value-type="string">
            <text:p>2019-09-01_10-53-41_000.jpg</text:p>
          </table:table-cell>
          <table:table-cell table:style-name="ce5" office:value-type="string">
            <text:p>:m :lets / action activity / やること / 天体計算</text:p>
          </table:table-cell>
          <table:table-cell table:style-name="ce8"/>
          <table:table-cell/>
          <table:table-cell office:value-type="string">
            <text:p>N-35-35-28.57 E-139-34-49.54</text:p>
          </table:table-cell>
          <table:table-cell table:formula="of:=IF([.E34]=&quot;&quot;;[.C34];CONCATENATE([.C34];&quot; / &quot;;[.E34]))" office:value-type="string" office:string-value=":m :lets / action activity / やること / 天体計算">
            <text:p>:m :lets / action activity / やること / 天体計算</text:p>
          </table:table-cell>
          <table:table-cell table:style-name="ce25" table:number-columns-repeated="2"/>
        </table:table-row>
        <table:table-row table:style-name="ro10">
          <table:table-cell table:style-name="ce3" office:value-type="float" office:value="34">
            <text:p>34</text:p>
          </table:table-cell>
          <table:table-cell table:style-name="ce11" office:value-type="string">
            <text:p>2019-09-01_10-53-48_000.jpg</text:p>
          </table:table-cell>
          <table:table-cell office:value-type="string">
            <text:p>:m 記録 / お酒 / 0929</text:p>
          </table:table-cell>
          <table:table-cell table:style-name="ce8"/>
          <table:table-cell/>
          <table:table-cell office:value-type="string">
            <text:p>N-35-35-28.86 E-139-34-49.54</text:p>
          </table:table-cell>
          <table:table-cell table:formula="of:=IF([.E35]=&quot;&quot;;[.C35];CONCATENATE([.C35];&quot; / &quot;;[.E35]))" office:value-type="string" office:string-value=":m 記録 / お酒 / 0929">
            <text:p>:m 記録 / お酒 / 0929</text:p>
          </table:table-cell>
          <table:table-cell table:style-name="ce25" table:number-columns-repeated="2"/>
        </table:table-row>
        <table:table-row table:style-name="ro12">
          <table:table-cell table:style-name="ce3" office:value-type="float" office:value="35">
            <text:p>35</text:p>
          </table:table-cell>
          <table:table-cell table:style-name="ce12" office:value-type="string">
            <text:p>2019-09-01_10-53-59_000.jpg</text:p>
          </table:table-cell>
          <table:table-cell office:value-type="string">
            <text:p>:m :i 1*1 / arts / guitar / コード、C-D-E、結ぶ単音、どの音だとどんな風になる？</text:p>
          </table:table-cell>
          <table:table-cell table:style-name="ce8"/>
          <table:table-cell/>
          <table:table-cell office:value-type="string">
            <text:p>N-35-35-28.94 E-139-34-49.6</text:p>
          </table:table-cell>
          <table:table-cell table:formula="of:=IF([.E36]=&quot;&quot;;[.C36];CONCATENATE([.C36];&quot; / &quot;;[.E36]))" office:value-type="string" office:string-value=":m :i 1*1 / arts / guitar / コード、C-D-E、結ぶ単音、どの音だとどんな風になる？">
            <text:p>:m :i 1*1 / arts / guitar / コード、C-D-E、結ぶ単音、どの音だとどんな風になる？</text:p>
          </table:table-cell>
          <table:table-cell table:style-name="ce25" table:number-columns-repeated="2"/>
        </table:table-row>
        <table:table-row table:style-name="ro10">
          <table:table-cell table:style-name="ce3" office:value-type="float" office:value="36">
            <text:p>36</text:p>
          </table:table-cell>
          <table:table-cell table:style-name="ce12" office:value-type="string">
            <text:p>2019-09-01_10-54-09_000.jpg</text:p>
          </table:table-cell>
          <table:table-cell table:style-name="ce5" office:value-type="string">
            <text:p>:m :th / 「理を探る」ではなく、「梁を除いておく」</text:p>
          </table:table-cell>
          <table:table-cell table:style-name="ce8"/>
          <table:table-cell/>
          <table:table-cell office:value-type="string">
            <text:p>N-35-35-28.88 E-139-34-49.6</text:p>
          </table:table-cell>
          <table:table-cell table:formula="of:=IF([.E37]=&quot;&quot;;[.C37];CONCATENATE([.C37];&quot; / &quot;;[.E37]))" office:value-type="string" office:string-value=":m :th / 「理を探る」ではなく、「梁を除いておく」">
            <text:p>:m :th / 「理を探る」ではなく、「梁を除いておく」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3-44.13 E-139-4-57.56">
            <text:p>N-35-23-44.13 E-139-4-57.56</text:p>
          </table:table-cell>
          <table:table-cell office:value-type="string">
            <text:p>N-35-23-44.13 E-139-4-57.56</text:p>
          </table:table-cell>
          <table:table-cell table:formula="of:=IF([.E38]=&quot;&quot;;[.C38];CONCATENATE([.C38];&quot; / &quot;;[.E38]))" office:value-type="string" office:string-value=" / N-35-23-44.13 E-139-4-57.56">
            <text:p><text:s/>/ N-35-23-44.13 E-139-4-57.56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3-44.13 E-139-4-57.56">
            <text:p>N-35-23-44.13 E-139-4-57.56</text:p>
          </table:table-cell>
          <table:table-cell office:value-type="string">
            <text:p>N-35-23-44.13 E-139-4-57.56</text:p>
          </table:table-cell>
          <table:table-cell table:formula="of:=IF([.E39]=&quot;&quot;;[.C39];CONCATENATE([.C39];&quot; / &quot;;[.E39]))" office:value-type="string" office:string-value=" / N-35-23-44.13 E-139-4-57.56">
            <text:p><text:s/>/ N-35-23-44.13 E-139-4-57.56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3-44.13 E-139-4-57.56">
            <text:p>N-35-23-44.13 E-139-4-57.56</text:p>
          </table:table-cell>
          <table:table-cell office:value-type="string">
            <text:p>N-35-23-44.13 E-139-4-57.56</text:p>
          </table:table-cell>
          <table:table-cell table:formula="of:=IF([.E40]=&quot;&quot;;[.C40];CONCATENATE([.C40];&quot; / &quot;;[.E40]))" office:value-type="string" office:string-value=" / N-35-23-44.13 E-139-4-57.56">
            <text:p><text:s/>/ N-35-23-44.13 E-139-4-57.56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3-44.19 E-139-4-57.95">
            <text:p>N-35-23-44.19 E-139-4-57.95</text:p>
          </table:table-cell>
          <table:table-cell office:value-type="string">
            <text:p>N-35-23-44.19 E-139-4-57.95</text:p>
          </table:table-cell>
          <table:table-cell table:formula="of:=IF([.E41]=&quot;&quot;;[.C41];CONCATENATE([.C41];&quot; / &quot;;[.E41]))" office:value-type="string" office:string-value=" / N-35-23-44.19 E-139-4-57.95">
            <text:p><text:s/>/ N-35-23-44.19 E-139-4-57.95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3-44.19 E-139-4-57.95">
            <text:p>N-35-23-44.19 E-139-4-57.95</text:p>
          </table:table-cell>
          <table:table-cell office:value-type="string">
            <text:p>N-35-23-44.19 E-139-4-57.95</text:p>
          </table:table-cell>
          <table:table-cell table:formula="of:=IF([.E42]=&quot;&quot;;[.C42];CONCATENATE([.C42];&quot; / &quot;;[.E42]))" office:value-type="string" office:string-value=" / N-35-23-44.19 E-139-4-57.95">
            <text:p><text:s/>/ N-35-23-44.19 E-139-4-57.95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3-44.2 E-139-4-57.95">
            <text:p>N-35-23-44.2 E-139-4-57.95</text:p>
          </table:table-cell>
          <table:table-cell office:value-type="string">
            <text:p>N-35-23-44.2 E-139-4-57.95</text:p>
          </table:table-cell>
          <table:table-cell table:formula="of:=IF([.E43]=&quot;&quot;;[.C43];CONCATENATE([.C43];&quot; / &quot;;[.E43]))" office:value-type="string" office:string-value=" / N-35-23-44.2 E-139-4-57.95">
            <text:p><text:s/>/ N-35-23-44.2 E-139-4-57.95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3-44.2 E-139-4-57.95">
            <text:p>N-35-23-44.2 E-139-4-57.95</text:p>
          </table:table-cell>
          <table:table-cell office:value-type="string">
            <text:p>N-35-23-44.2 E-139-4-57.95</text:p>
          </table:table-cell>
          <table:table-cell table:formula="of:=IF([.E44]=&quot;&quot;;[.C44];CONCATENATE([.C44];&quot; / &quot;;[.E44]))" office:value-type="string" office:string-value=" / N-35-23-44.2 E-139-4-57.95">
            <text:p><text:s/>/ N-35-23-44.2 E-139-4-57.95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3-44.13 E-139-4-58.06">
            <text:p>N-35-23-44.13 E-139-4-58.06</text:p>
          </table:table-cell>
          <table:table-cell office:value-type="string">
            <text:p>N-35-23-44.13 E-139-4-58.06</text:p>
          </table:table-cell>
          <table:table-cell table:formula="of:=IF([.E45]=&quot;&quot;;[.C45];CONCATENATE([.C45];&quot; / &quot;;[.E45]))" office:value-type="string" office:string-value=" / N-35-23-44.13 E-139-4-58.06">
            <text:p><text:s/>/ N-35-23-44.13 E-139-4-58.06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3-44.27 E-139-4-58.66">
            <text:p>N-35-23-44.27 E-139-4-58.66</text:p>
          </table:table-cell>
          <table:table-cell office:value-type="string">
            <text:p>N-35-23-44.27 E-139-4-58.66</text:p>
          </table:table-cell>
          <table:table-cell table:formula="of:=IF([.E46]=&quot;&quot;;[.C46];CONCATENATE([.C46];&quot; / &quot;;[.E46]))" office:value-type="string" office:string-value=" / N-35-23-44.27 E-139-4-58.66">
            <text:p><text:s/>/ N-35-23-44.27 E-139-4-58.66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3-44.24 E-139-4-58.61">
            <text:p>N-35-23-44.24 E-139-4-58.61</text:p>
          </table:table-cell>
          <table:table-cell office:value-type="string">
            <text:p>N-35-23-44.24 E-139-4-58.61</text:p>
          </table:table-cell>
          <table:table-cell table:formula="of:=IF([.E47]=&quot;&quot;;[.C47];CONCATENATE([.C47];&quot; / &quot;;[.E47]))" office:value-type="string" office:string-value=" / N-35-23-44.24 E-139-4-58.61">
            <text:p><text:s/>/ N-35-23-44.24 E-139-4-58.61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3-44.08 E-139-4-58.17">
            <text:p>N-35-23-44.08 E-139-4-58.17</text:p>
          </table:table-cell>
          <table:table-cell office:value-type="string">
            <text:p>N-35-23-44.08 E-139-4-58.17</text:p>
          </table:table-cell>
          <table:table-cell table:formula="of:=IF([.E48]=&quot;&quot;;[.C48];CONCATENATE([.C48];&quot; / &quot;;[.E48]))" office:value-type="string" office:string-value=" / N-35-23-44.08 E-139-4-58.17">
            <text:p><text:s/>/ N-35-23-44.08 E-139-4-58.17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3-44.2 E-139-4-58.5">
            <text:p>N-35-23-44.2 E-139-4-58.5</text:p>
          </table:table-cell>
          <table:table-cell office:value-type="string">
            <text:p>N-35-23-44.2 E-139-4-58.5</text:p>
          </table:table-cell>
          <table:table-cell table:formula="of:=IF([.E49]=&quot;&quot;;[.C49];CONCATENATE([.C49];&quot; / &quot;;[.E49]))" office:value-type="string" office:string-value=" / N-35-23-44.2 E-139-4-58.5">
            <text:p><text:s/>/ N-35-23-44.2 E-139-4-58.5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50]" office:value-type="string" office:string-value="N-35-23-44.24 E-139-4-58.06">
            <text:p>N-35-23-44.24 E-139-4-58.06</text:p>
          </table:table-cell>
          <table:table-cell office:value-type="string">
            <text:p>N-35-23-44.24 E-139-4-58.06</text:p>
          </table:table-cell>
          <table:table-cell table:formula="of:=IF([.E50]=&quot;&quot;;[.C50];CONCATENATE([.C50];&quot; / &quot;;[.E50]))" office:value-type="string" office:string-value=" / N-35-23-44.24 E-139-4-58.06">
            <text:p><text:s/>/ N-35-23-44.24 E-139-4-58.06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51]" office:value-type="string" office:string-value="N-35-23-44.24 E-139-4-58.06">
            <text:p>N-35-23-44.24 E-139-4-58.06</text:p>
          </table:table-cell>
          <table:table-cell office:value-type="string">
            <text:p>N-35-23-44.24 E-139-4-58.06</text:p>
          </table:table-cell>
          <table:table-cell table:formula="of:=IF([.E51]=&quot;&quot;;[.C51];CONCATENATE([.C51];&quot; / &quot;;[.E51]))" office:value-type="string" office:string-value=" / N-35-23-44.24 E-139-4-58.06">
            <text:p><text:s/>/ N-35-23-44.24 E-139-4-58.06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52]" office:value-type="string" office:string-value="N-35-23-44.24 E-139-4-58.06">
            <text:p>N-35-23-44.24 E-139-4-58.06</text:p>
          </table:table-cell>
          <table:table-cell office:value-type="string">
            <text:p>N-35-23-44.24 E-139-4-58.06</text:p>
          </table:table-cell>
          <table:table-cell table:formula="of:=IF([.E52]=&quot;&quot;;[.C52];CONCATENATE([.C52];&quot; / &quot;;[.E52]))" office:value-type="string" office:string-value=" / N-35-23-44.24 E-139-4-58.06">
            <text:p><text:s/>/ N-35-23-44.24 E-139-4-58.06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11"/>
          <table:table-cell table:formula="of:=[.F53]" office:value-type="string" office:string-value="N-35-23-44.02 E-139-4-57.78">
            <text:p>N-35-23-44.02 E-139-4-57.78</text:p>
          </table:table-cell>
          <table:table-cell office:value-type="string">
            <text:p>N-35-23-44.02 E-139-4-57.78</text:p>
          </table:table-cell>
          <table:table-cell table:formula="of:=IF([.E53]=&quot;&quot;;[.C53];CONCATENATE([.C53];&quot; / &quot;;[.E53]))" office:value-type="string" office:string-value=" / N-35-23-44.02 E-139-4-57.78">
            <text:p><text:s/>/ N-35-23-44.02 E-139-4-57.78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54]" office:value-type="string" office:string-value="N-35-23-43.9 E-139-4-58.0">
            <text:p>N-35-23-43.9 E-139-4-58.0</text:p>
          </table:table-cell>
          <table:table-cell office:value-type="string">
            <text:p>N-35-23-43.9 E-139-4-58.0</text:p>
          </table:table-cell>
          <table:table-cell table:formula="of:=IF([.E54]=&quot;&quot;;[.C54];CONCATENATE([.C54];&quot; / &quot;;[.E54]))" office:value-type="string" office:string-value=" / N-35-23-43.9 E-139-4-58.0">
            <text:p><text:s/>/ N-35-23-43.9 E-139-4-58.0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55]" office:value-type="string" office:string-value="N-35-23-43.84 E-139-4-57.78">
            <text:p>N-35-23-43.84 E-139-4-57.78</text:p>
          </table:table-cell>
          <table:table-cell office:value-type="string">
            <text:p>N-35-23-43.84 E-139-4-57.78</text:p>
          </table:table-cell>
          <table:table-cell table:formula="of:=IF([.E55]=&quot;&quot;;[.C55];CONCATENATE([.C55];&quot; / &quot;;[.E55]))" office:value-type="string" office:string-value=" / N-35-23-43.84 E-139-4-57.78">
            <text:p><text:s/>/ N-35-23-43.84 E-139-4-57.78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56]" office:value-type="string" office:string-value="N-35-23-43.84 E-139-4-57.78">
            <text:p>N-35-23-43.84 E-139-4-57.78</text:p>
          </table:table-cell>
          <table:table-cell office:value-type="string">
            <text:p>N-35-23-43.84 E-139-4-57.78</text:p>
          </table:table-cell>
          <table:table-cell table:formula="of:=IF([.E56]=&quot;&quot;;[.C56];CONCATENATE([.C56];&quot; / &quot;;[.E56]))" office:value-type="string" office:string-value=" / N-35-23-43.84 E-139-4-57.78">
            <text:p><text:s/>/ N-35-23-43.84 E-139-4-57.78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57]" office:value-type="string" office:string-value="N-35-23-43.84 E-139-4-57.78">
            <text:p>N-35-23-43.84 E-139-4-57.78</text:p>
          </table:table-cell>
          <table:table-cell office:value-type="string">
            <text:p>N-35-23-43.84 E-139-4-57.78</text:p>
          </table:table-cell>
          <table:table-cell table:formula="of:=IF([.E57]=&quot;&quot;;[.C57];CONCATENATE([.C57];&quot; / &quot;;[.E57]))" office:value-type="string" office:string-value=" / N-35-23-43.84 E-139-4-57.78">
            <text:p><text:s/>/ N-35-23-43.84 E-139-4-57.78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23-44.21 E-139-4-56.8">
            <text:p>N-35-23-44.21 E-139-4-56.8</text:p>
          </table:table-cell>
          <table:table-cell office:value-type="string">
            <text:p>N-35-23-44.21 E-139-4-56.8</text:p>
          </table:table-cell>
          <table:table-cell table:formula="of:=IF([.E58]=&quot;&quot;;[.C58];CONCATENATE([.C58];&quot; / &quot;;[.E58]))" office:value-type="string" office:string-value=" / N-35-23-44.21 E-139-4-56.8">
            <text:p><text:s/>/ N-35-23-44.21 E-139-4-56.8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23-44.61 E-139-4-57.29">
            <text:p>N-35-23-44.61 E-139-4-57.29</text:p>
          </table:table-cell>
          <table:table-cell office:value-type="string">
            <text:p>N-35-23-44.61 E-139-4-57.29</text:p>
          </table:table-cell>
          <table:table-cell table:formula="of:=IF([.E59]=&quot;&quot;;[.C59];CONCATENATE([.C59];&quot; / &quot;;[.E59]))" office:value-type="string" office:string-value=" / N-35-23-44.61 E-139-4-57.29">
            <text:p><text:s/>/ N-35-23-44.61 E-139-4-57.29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23-44.65 E-139-4-57.24">
            <text:p>N-35-23-44.65 E-139-4-57.24</text:p>
          </table:table-cell>
          <table:table-cell office:value-type="string">
            <text:p>N-35-23-44.65 E-139-4-57.24</text:p>
          </table:table-cell>
          <table:table-cell table:formula="of:=IF([.E60]=&quot;&quot;;[.C60];CONCATENATE([.C60];&quot; / &quot;;[.E60]))" office:value-type="string" office:string-value=" / N-35-23-44.65 E-139-4-57.24">
            <text:p><text:s/>/ N-35-23-44.65 E-139-4-57.24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1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1]=&quot;&quot;;[.C61];CONCATENATE([.C61];&quot; / &quot;;[.E61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2]=&quot;&quot;;[.C62];CONCATENATE([.C62];&quot; / &quot;;[.E62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3]=&quot;&quot;;[.C63];CONCATENATE([.C63];&quot; / &quot;;[.E63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4]=&quot;&quot;;[.C64];CONCATENATE([.C64];&quot; / &quot;;[.E64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23-44.64 E-139-4-57.29">
            <text:p>N-35-23-44.64 E-139-4-57.29</text:p>
          </table:table-cell>
          <table:table-cell office:value-type="string">
            <text:p>N-35-23-44.64 E-139-4-57.29</text:p>
          </table:table-cell>
          <table:table-cell table:formula="of:=IF([.E65]=&quot;&quot;;[.C65];CONCATENATE([.C65];&quot; / &quot;;[.E65]))" office:value-type="string" office:string-value=" / N-35-23-44.64 E-139-4-57.29">
            <text:p><text:s/>/ N-35-23-44.64 E-139-4-57.29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6]=&quot;&quot;;[.C66];CONCATENATE([.C66];&quot; / &quot;;[.E66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7]=&quot;&quot;;[.C67];CONCATENATE([.C67];&quot; / &quot;;[.E67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8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8]=&quot;&quot;;[.C68];CONCATENATE([.C68];&quot; / &quot;;[.E68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3">
          <table:table-cell table:style-name="ce3"/>
          <table:table-cell table:style-name="ce8"/>
          <table:table-cell/>
          <table:table-cell table:style-name="ce8"/>
          <table:table-cell table:formula="of:=[.F69]" office:value-type="string" office:string-value="N-35-23-44.73 E-139-4-57.13">
            <text:p>N-35-23-44.73 E-139-4-57.13</text:p>
          </table:table-cell>
          <table:table-cell office:value-type="string">
            <text:p>N-35-23-44.73 E-139-4-57.13</text:p>
          </table:table-cell>
          <table:table-cell table:formula="of:=IF([.E69]=&quot;&quot;;[.C69];CONCATENATE([.C69];&quot; / &quot;;[.E69]))" office:value-type="string" office:string-value=" / N-35-23-44.73 E-139-4-57.13">
            <text:p><text:s/>/ N-35-23-44.73 E-139-4-57.13</text:p>
          </table:table-cell>
          <table:table-cell table:style-name="ce25"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70]" office:value-type="string" office:string-value="N-35-23-44.56 E-139-4-57.4">
            <text:p>N-35-23-44.56 E-139-4-57.4</text:p>
          </table:table-cell>
          <table:table-cell office:value-type="string">
            <text:p>N-35-23-44.56 E-139-4-57.4</text:p>
          </table:table-cell>
          <table:table-cell table:formula="of:=IF([.E70]=&quot;&quot;;[.C70];CONCATENATE([.C70];&quot; / &quot;;[.E70]))" office:value-type="string" office:string-value=" / N-35-23-44.56 E-139-4-57.4">
            <text:p><text:s/>/ N-35-23-44.56 E-139-4-57.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71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1]=&quot;&quot;;[.C71];CONCATENATE([.C71];&quot; / &quot;;[.E71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72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2]=&quot;&quot;;[.C72];CONCATENATE([.C72];&quot; / &quot;;[.E72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73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3]=&quot;&quot;;[.C73];CONCATENATE([.C73];&quot; / &quot;;[.E73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3">
          <table:table-cell/>
          <table:table-cell table:style-name="ce9"/>
          <table:table-cell/>
          <table:table-cell/>
          <table:table-cell table:formula="of:=[.F74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4]=&quot;&quot;;[.C74];CONCATENATE([.C74];&quot; / &quot;;[.E74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75]" office:value-type="string" office:string-value="N-35-23-44.53 E-139-4-57.4">
            <text:p>N-35-23-44.53 E-139-4-57.4</text:p>
          </table:table-cell>
          <table:table-cell office:value-type="string">
            <text:p>N-35-23-44.53 E-139-4-57.4</text:p>
          </table:table-cell>
          <table:table-cell table:formula="of:=IF([.E75]=&quot;&quot;;[.C75];CONCATENATE([.C75];&quot; / &quot;;[.E75]))" office:value-type="string" office:string-value=" / N-35-23-44.53 E-139-4-57.4">
            <text:p><text:s/>/ N-35-23-44.53 E-139-4-57.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76]" office:value-type="string" office:string-value="N-35-23-43.36 E-139-4-57.24">
            <text:p>N-35-23-43.36 E-139-4-57.24</text:p>
          </table:table-cell>
          <table:table-cell office:value-type="string">
            <text:p>N-35-23-43.36 E-139-4-57.24</text:p>
          </table:table-cell>
          <table:table-cell table:formula="of:=IF([.E76]=&quot;&quot;;[.C76];CONCATENATE([.C76];&quot; / &quot;;[.E76]))" office:value-type="string" office:string-value=" / N-35-23-43.36 E-139-4-57.24">
            <text:p><text:s/>/ N-35-23-43.36 E-139-4-57.2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77]" office:value-type="string" office:string-value="N-35-23-44.12 E-139-4-58.0">
            <text:p>N-35-23-44.12 E-139-4-58.0</text:p>
          </table:table-cell>
          <table:table-cell office:value-type="string">
            <text:p>N-35-23-44.12 E-139-4-58.0</text:p>
          </table:table-cell>
          <table:table-cell table:formula="of:=IF([.E77]=&quot;&quot;;[.C77];CONCATENATE([.C77];&quot; / &quot;;[.E77]))" office:value-type="string" office:string-value=" / N-35-23-44.12 E-139-4-58.0">
            <text:p><text:s/>/ N-35-23-44.12 E-139-4-58.0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78]" office:value-type="string" office:string-value="N-35-23-43.77 E-139-4-57.78">
            <text:p>N-35-23-43.77 E-139-4-57.78</text:p>
          </table:table-cell>
          <table:table-cell office:value-type="string">
            <text:p>N-35-23-43.77 E-139-4-57.78</text:p>
          </table:table-cell>
          <table:table-cell table:formula="of:=IF([.E78]=&quot;&quot;;[.C78];CONCATENATE([.C78];&quot; / &quot;;[.E78]))" office:value-type="string" office:string-value=" / N-35-23-43.77 E-139-4-57.78">
            <text:p><text:s/>/ N-35-23-43.77 E-139-4-57.78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79]" office:value-type="string" office:string-value="N-35-23-43.77 E-139-4-57.78">
            <text:p>N-35-23-43.77 E-139-4-57.78</text:p>
          </table:table-cell>
          <table:table-cell office:value-type="string">
            <text:p>N-35-23-43.77 E-139-4-57.78</text:p>
          </table:table-cell>
          <table:table-cell table:formula="of:=IF([.E79]=&quot;&quot;;[.C79];CONCATENATE([.C79];&quot; / &quot;;[.E79]))" office:value-type="string" office:string-value=" / N-35-23-43.77 E-139-4-57.78">
            <text:p><text:s/>/ N-35-23-43.77 E-139-4-57.78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0]" office:value-type="string" office:string-value="N-35-23-43.77 E-139-4-57.78">
            <text:p>N-35-23-43.77 E-139-4-57.78</text:p>
          </table:table-cell>
          <table:table-cell office:value-type="string">
            <text:p>N-35-23-43.77 E-139-4-57.78</text:p>
          </table:table-cell>
          <table:table-cell table:formula="of:=IF([.E80]=&quot;&quot;;[.C80];CONCATENATE([.C80];&quot; / &quot;;[.E80]))" office:value-type="string" office:string-value=" / N-35-23-43.77 E-139-4-57.78">
            <text:p><text:s/>/ N-35-23-43.77 E-139-4-57.78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1]" office:value-type="string" office:string-value="N-35-23-44.28 E-139-4-57.84">
            <text:p>N-35-23-44.28 E-139-4-57.84</text:p>
          </table:table-cell>
          <table:table-cell office:value-type="string">
            <text:p>N-35-23-44.28 E-139-4-57.84</text:p>
          </table:table-cell>
          <table:table-cell table:formula="of:=IF([.E81]=&quot;&quot;;[.C81];CONCATENATE([.C81];&quot; / &quot;;[.E81]))" office:value-type="string" office:string-value=" / N-35-23-44.28 E-139-4-57.84">
            <text:p><text:s/>/ N-35-23-44.28 E-139-4-57.8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2]" office:value-type="string" office:string-value="N-35-23-44.35 E-139-4-58.55">
            <text:p>N-35-23-44.35 E-139-4-58.55</text:p>
          </table:table-cell>
          <table:table-cell office:value-type="string">
            <text:p>N-35-23-44.35 E-139-4-58.55</text:p>
          </table:table-cell>
          <table:table-cell table:formula="of:=IF([.E82]=&quot;&quot;;[.C82];CONCATENATE([.C82];&quot; / &quot;;[.E82]))" office:value-type="string" office:string-value=" / N-35-23-44.35 E-139-4-58.55">
            <text:p><text:s/>/ N-35-23-44.35 E-139-4-58.55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3]" office:value-type="string" office:string-value="N-35-23-44.36 E-139-4-59.1">
            <text:p>N-35-23-44.36 E-139-4-59.1</text:p>
          </table:table-cell>
          <table:table-cell office:value-type="string">
            <text:p>N-35-23-44.36 E-139-4-59.1</text:p>
          </table:table-cell>
          <table:table-cell table:formula="of:=IF([.E83]=&quot;&quot;;[.C83];CONCATENATE([.C83];&quot; / &quot;;[.E83]))" office:value-type="string" office:string-value=" / N-35-23-44.36 E-139-4-59.1">
            <text:p><text:s/>/ N-35-23-44.36 E-139-4-59.1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4]" office:value-type="string" office:string-value="N-35-23-44.36 E-139-4-59.1">
            <text:p>N-35-23-44.36 E-139-4-59.1</text:p>
          </table:table-cell>
          <table:table-cell office:value-type="string">
            <text:p>N-35-23-44.36 E-139-4-59.1</text:p>
          </table:table-cell>
          <table:table-cell table:formula="of:=IF([.E84]=&quot;&quot;;[.C84];CONCATENATE([.C84];&quot; / &quot;;[.E84]))" office:value-type="string" office:string-value=" / N-35-23-44.36 E-139-4-59.1">
            <text:p><text:s/>/ N-35-23-44.36 E-139-4-59.1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5]" office:value-type="string" office:string-value="N-35-23-44.34 E-139-4-59.05">
            <text:p>N-35-23-44.34 E-139-4-59.05</text:p>
          </table:table-cell>
          <table:table-cell office:value-type="string">
            <text:p>N-35-23-44.34 E-139-4-59.05</text:p>
          </table:table-cell>
          <table:table-cell table:formula="of:=IF([.E85]=&quot;&quot;;[.C85];CONCATENATE([.C85];&quot; / &quot;;[.E85]))" office:value-type="string" office:string-value=" / N-35-23-44.34 E-139-4-59.05">
            <text:p><text:s/>/ N-35-23-44.34 E-139-4-59.05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6]" office:value-type="string" office:string-value="N-35-22-54.99 E-139-4-15.54">
            <text:p>N-35-22-54.99 E-139-4-15.54</text:p>
          </table:table-cell>
          <table:table-cell office:value-type="string">
            <text:p>N-35-22-54.99 E-139-4-15.54</text:p>
          </table:table-cell>
          <table:table-cell table:formula="of:=IF([.E86]=&quot;&quot;;[.C86];CONCATENATE([.C86];&quot; / &quot;;[.E86]))" office:value-type="string" office:string-value=" / N-35-22-54.99 E-139-4-15.54">
            <text:p><text:s/>/ N-35-22-54.99 E-139-4-15.5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7]" office:value-type="string" office:string-value="N-35-22-54.95 E-139-4-15.6">
            <text:p>N-35-22-54.95 E-139-4-15.6</text:p>
          </table:table-cell>
          <table:table-cell office:value-type="string">
            <text:p>N-35-22-54.95 E-139-4-15.6</text:p>
          </table:table-cell>
          <table:table-cell table:formula="of:=IF([.E87]=&quot;&quot;;[.C87];CONCATENATE([.C87];&quot; / &quot;;[.E87]))" office:value-type="string" office:string-value=" / N-35-22-54.95 E-139-4-15.6">
            <text:p><text:s/>/ N-35-22-54.95 E-139-4-15.6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8]" office:value-type="string" office:string-value="N-35-22-54.95 E-139-4-15.6">
            <text:p>N-35-22-54.95 E-139-4-15.6</text:p>
          </table:table-cell>
          <table:table-cell office:value-type="string">
            <text:p>N-35-22-54.95 E-139-4-15.6</text:p>
          </table:table-cell>
          <table:table-cell table:formula="of:=IF([.E88]=&quot;&quot;;[.C88];CONCATENATE([.C88];&quot; / &quot;;[.E88]))" office:value-type="string" office:string-value=" / N-35-22-54.95 E-139-4-15.6">
            <text:p><text:s/>/ N-35-22-54.95 E-139-4-15.6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89]" office:value-type="string" office:string-value="N-35-22-54.9 E-139-4-15.49">
            <text:p>N-35-22-54.9 E-139-4-15.49</text:p>
          </table:table-cell>
          <table:table-cell office:value-type="string">
            <text:p>N-35-22-54.9 E-139-4-15.49</text:p>
          </table:table-cell>
          <table:table-cell table:formula="of:=IF([.E89]=&quot;&quot;;[.C89];CONCATENATE([.C89];&quot; / &quot;;[.E89]))" office:value-type="string" office:string-value=" / N-35-22-54.9 E-139-4-15.49">
            <text:p><text:s/>/ N-35-22-54.9 E-139-4-15.49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0]" office:value-type="string" office:string-value="N-35-35-26.23 E-139-34-48.39">
            <text:p>N-35-35-26.23 E-139-34-48.39</text:p>
          </table:table-cell>
          <table:table-cell office:value-type="string">
            <text:p>N-35-35-26.23 E-139-34-48.39</text:p>
          </table:table-cell>
          <table:table-cell table:formula="of:=IF([.E90]=&quot;&quot;;[.C90];CONCATENATE([.C90];&quot; / &quot;;[.E90]))" office:value-type="string" office:string-value=" / N-35-35-26.23 E-139-34-48.39">
            <text:p><text:s/>/ N-35-35-26.23 E-139-34-48.39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1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1]=&quot;&quot;;[.C91];CONCATENATE([.C91];&quot; / &quot;;[.E91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2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2]=&quot;&quot;;[.C92];CONCATENATE([.C92];&quot; / &quot;;[.E92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3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3]=&quot;&quot;;[.C93];CONCATENATE([.C93];&quot; / &quot;;[.E93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4]" office:value-type="string" office:string-value="N-35-35-26.07 E-139-34-48.34">
            <text:p>N-35-35-26.07 E-139-34-48.34</text:p>
          </table:table-cell>
          <table:table-cell office:value-type="string">
            <text:p>N-35-35-26.07 E-139-34-48.34</text:p>
          </table:table-cell>
          <table:table-cell table:formula="of:=IF([.E94]=&quot;&quot;;[.C94];CONCATENATE([.C94];&quot; / &quot;;[.E94]))" office:value-type="string" office:string-value=" / N-35-35-26.07 E-139-34-48.34">
            <text:p><text:s/>/ N-35-35-26.07 E-139-34-48.3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5]" office:value-type="string" office:string-value="N-35-35-25.99 E-139-34-48.34">
            <text:p>N-35-35-25.99 E-139-34-48.34</text:p>
          </table:table-cell>
          <table:table-cell office:value-type="string">
            <text:p>N-35-35-25.99 E-139-34-48.34</text:p>
          </table:table-cell>
          <table:table-cell table:formula="of:=IF([.E95]=&quot;&quot;;[.C95];CONCATENATE([.C95];&quot; / &quot;;[.E95]))" office:value-type="string" office:string-value=" / N-35-35-25.99 E-139-34-48.34">
            <text:p><text:s/>/ N-35-35-25.99 E-139-34-48.3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6]" office:value-type="string" office:string-value="N-35-35-25.87 E-139-34-48.39">
            <text:p>N-35-35-25.87 E-139-34-48.39</text:p>
          </table:table-cell>
          <table:table-cell office:value-type="string">
            <text:p>N-35-35-25.87 E-139-34-48.39</text:p>
          </table:table-cell>
          <table:table-cell table:formula="of:=IF([.E96]=&quot;&quot;;[.C96];CONCATENATE([.C96];&quot; / &quot;;[.E96]))" office:value-type="string" office:string-value=" / N-35-35-25.87 E-139-34-48.39">
            <text:p><text:s/>/ N-35-35-25.87 E-139-34-48.39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7]" office:value-type="string" office:string-value="N-35-35-25.84 E-139-34-48.61">
            <text:p>N-35-35-25.84 E-139-34-48.61</text:p>
          </table:table-cell>
          <table:table-cell office:value-type="string">
            <text:p>N-35-35-25.84 E-139-34-48.61</text:p>
          </table:table-cell>
          <table:table-cell table:formula="of:=IF([.E97]=&quot;&quot;;[.C97];CONCATENATE([.C97];&quot; / &quot;;[.E97]))" office:value-type="string" office:string-value=" / N-35-35-25.84 E-139-34-48.61">
            <text:p><text:s/>/ N-35-35-25.84 E-139-34-48.61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8]" office:value-type="string" office:string-value="N-35-35-25.84 E-139-34-48.67">
            <text:p>N-35-35-25.84 E-139-34-48.67</text:p>
          </table:table-cell>
          <table:table-cell office:value-type="string">
            <text:p>N-35-35-25.84 E-139-34-48.67</text:p>
          </table:table-cell>
          <table:table-cell table:formula="of:=IF([.E98]=&quot;&quot;;[.C98];CONCATENATE([.C98];&quot; / &quot;;[.E98]))" office:value-type="string" office:string-value=" / N-35-35-25.84 E-139-34-48.67">
            <text:p><text:s/>/ N-35-35-25.84 E-139-34-48.67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99]" office:value-type="string" office:string-value="N-35-35-25.9 E-139-34-48.56">
            <text:p>N-35-35-25.9 E-139-34-48.56</text:p>
          </table:table-cell>
          <table:table-cell office:value-type="string">
            <text:p>N-35-35-25.9 E-139-34-48.56</text:p>
          </table:table-cell>
          <table:table-cell table:formula="of:=IF([.E99]=&quot;&quot;;[.C99];CONCATENATE([.C99];&quot; / &quot;;[.E99]))" office:value-type="string" office:string-value=" / N-35-35-25.9 E-139-34-48.56">
            <text:p><text:s/>/ N-35-35-25.9 E-139-34-48.56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/>
          <table:table-cell office:value-type="string">
            <text:p>N-35-35-24.23 E-139-34-49.27</text:p>
          </table:table-cell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/>
          <table:table-cell office:value-type="string">
            <text:p>N-35-35-27.86 E-139-34-49.43</text:p>
          </table:table-cell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/>
          <table:table-cell office:value-type="string">
            <text:p>N-35-35-28.53 E-139-34-50.15</text:p>
          </table:table-cell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/>
          <table:table-cell office:value-type="string">
            <text:p>N-35-35-24.33 E-139-34-49.32</text:p>
          </table:table-cell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9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3"/>
          <table:table-cell/>
          <table:table-cell/>
          <table:table-cell office:value-type="string">
            <text:p>N-35-35-28.71 E-139-34-49.38</text:p>
          </table:table-cell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0"/>
          <table:table-cell/>
          <table:table-cell/>
          <table:table-cell office:value-type="string">
            <text:p>N-35-35-28.93 E-139-34-49.32</text:p>
          </table:table-cell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/>
          <table:table-cell office:value-type="string">
            <text:p>N-35-35-24.22 E-139-34-49.71</text:p>
          </table:table-cell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5"/>
          <table:table-cell/>
          <table:table-cell table:formula="of:=[.F108]" office:value-type="string" office:string-value="N-35-35-28.82 E-139-34-50.2">
            <text:p>N-35-35-28.82 E-139-34-50.2</text:p>
          </table:table-cell>
          <table:table-cell office:value-type="string">
            <text:p>N-35-35-28.82 E-139-34-50.2</text:p>
          </table:table-cell>
          <table:table-cell table:formula="of:=IF([.E108]=&quot;&quot;;[.C108];CONCATENATE([.C108];&quot; / &quot;;[.E108]))" office:value-type="string" office:string-value=" / N-35-35-28.82 E-139-34-50.2">
            <text:p><text:s/>/ N-35-35-28.82 E-139-34-50.2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09]" office:value-type="string" office:string-value="N-35-35-26.64 E-139-34-48.01">
            <text:p>N-35-35-26.64 E-139-34-48.01</text:p>
          </table:table-cell>
          <table:table-cell office:value-type="string">
            <text:p>N-35-35-26.64 E-139-34-48.01</text:p>
          </table:table-cell>
          <table:table-cell table:formula="of:=IF([.E109]=&quot;&quot;;[.C109];CONCATENATE([.C109];&quot; / &quot;;[.E109]))" office:value-type="string" office:string-value=" / N-35-35-26.64 E-139-34-48.01">
            <text:p><text:s/>/ N-35-35-26.64 E-139-34-48.01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10]" office:value-type="string" office:string-value="N-35-35-26.68 E-139-34-47.95">
            <text:p>N-35-35-26.68 E-139-34-47.95</text:p>
          </table:table-cell>
          <table:table-cell office:value-type="string">
            <text:p>N-35-35-26.68 E-139-34-47.95</text:p>
          </table:table-cell>
          <table:table-cell table:formula="of:=IF([.E110]=&quot;&quot;;[.C110];CONCATENATE([.C110];&quot; / &quot;;[.E110]))" office:value-type="string" office:string-value=" / N-35-35-26.68 E-139-34-47.95">
            <text:p><text:s/>/ N-35-35-26.68 E-139-34-47.95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11]" office:value-type="string" office:string-value="N-35-35-26.68 E-139-34-47.95">
            <text:p>N-35-35-26.68 E-139-34-47.95</text:p>
          </table:table-cell>
          <table:table-cell office:value-type="string">
            <text:p>N-35-35-26.68 E-139-34-47.95</text:p>
          </table:table-cell>
          <table:table-cell table:formula="of:=IF([.E111]=&quot;&quot;;[.C111];CONCATENATE([.C111];&quot; / &quot;;[.E111]))" office:value-type="string" office:string-value=" / N-35-35-26.68 E-139-34-47.95">
            <text:p><text:s/>/ N-35-35-26.68 E-139-34-47.95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12]" office:value-type="string" office:string-value="N-35-35-26.66 E-139-34-48.01">
            <text:p>N-35-35-26.66 E-139-34-48.01</text:p>
          </table:table-cell>
          <table:table-cell office:value-type="string">
            <text:p>N-35-35-26.66 E-139-34-48.01</text:p>
          </table:table-cell>
          <table:table-cell table:formula="of:=IF([.E112]=&quot;&quot;;[.C112];CONCATENATE([.C112];&quot; / &quot;;[.E112]))" office:value-type="string" office:string-value=" / N-35-35-26.66 E-139-34-48.01">
            <text:p><text:s/>/ N-35-35-26.66 E-139-34-48.01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13]" office:value-type="string" office:string-value="N-35-35-26.64 E-139-34-47.9">
            <text:p>N-35-35-26.64 E-139-34-47.9</text:p>
          </table:table-cell>
          <table:table-cell office:value-type="string">
            <text:p>N-35-35-26.64 E-139-34-47.9</text:p>
          </table:table-cell>
          <table:table-cell table:formula="of:=IF([.E113]=&quot;&quot;;[.C113];CONCATENATE([.C113];&quot; / &quot;;[.E113]))" office:value-type="string" office:string-value=" / N-35-35-26.64 E-139-34-47.9">
            <text:p><text:s/>/ N-35-35-26.64 E-139-34-47.9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14]" office:value-type="string" office:string-value="N-35-35-26.65 E-139-34-47.84">
            <text:p>N-35-35-26.65 E-139-34-47.84</text:p>
          </table:table-cell>
          <table:table-cell office:value-type="string">
            <text:p>N-35-35-26.65 E-139-34-47.84</text:p>
          </table:table-cell>
          <table:table-cell table:formula="of:=IF([.E114]=&quot;&quot;;[.C114];CONCATENATE([.C114];&quot; / &quot;;[.E114]))" office:value-type="string" office:string-value=" / N-35-35-26.65 E-139-34-47.84">
            <text:p><text:s/>/ N-35-35-26.65 E-139-34-47.84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15]" office:value-type="string" office:string-value="N-35-35-26.66 E-139-34-47.95">
            <text:p>N-35-35-26.66 E-139-34-47.95</text:p>
          </table:table-cell>
          <table:table-cell office:value-type="string">
            <text:p>N-35-35-26.66 E-139-34-47.95</text:p>
          </table:table-cell>
          <table:table-cell table:formula="of:=IF([.E115]=&quot;&quot;;[.C115];CONCATENATE([.C115];&quot; / &quot;;[.E115]))" office:value-type="string" office:string-value=" / N-35-35-26.66 E-139-34-47.95">
            <text:p><text:s/>/ N-35-35-26.66 E-139-34-47.95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16]" office:value-type="string" office:string-value="N-35-35-26.72 E-139-34-48.01">
            <text:p>N-35-35-26.72 E-139-34-48.01</text:p>
          </table:table-cell>
          <table:table-cell office:value-type="string">
            <text:p>N-35-35-26.72 E-139-34-48.01</text:p>
          </table:table-cell>
          <table:table-cell table:formula="of:=IF([.E116]=&quot;&quot;;[.C116];CONCATENATE([.C116];&quot; / &quot;;[.E116]))" office:value-type="string" office:string-value=" / N-35-35-26.72 E-139-34-48.01">
            <text:p><text:s/>/ N-35-35-26.72 E-139-34-48.01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17]" office:value-type="string" office:string-value="N-35-35-26.88 E-139-34-48.06">
            <text:p>N-35-35-26.88 E-139-34-48.06</text:p>
          </table:table-cell>
          <table:table-cell office:value-type="string">
            <text:p>N-35-35-26.88 E-139-34-48.06</text:p>
          </table:table-cell>
          <table:table-cell table:formula="of:=IF([.E117]=&quot;&quot;;[.C117];CONCATENATE([.C117];&quot; / &quot;;[.E117]))" office:value-type="string" office:string-value=" / N-35-35-26.88 E-139-34-48.06">
            <text:p><text:s/>/ N-35-35-26.88 E-139-34-48.06</text:p>
          </table:table-cell>
          <table:table-cell table:number-columns-repeated="2"/>
        </table:table-row>
        <table:table-row table:style-name="ro13">
          <table:table-cell table:number-columns-repeated="2"/>
          <table:table-cell/>
          <table:table-cell/>
          <table:table-cell table:formula="of:=[.F118]" office:value-type="string" office:string-value="N-35-35-26.88 E-139-34-48.06">
            <text:p>N-35-35-26.88 E-139-34-48.06</text:p>
          </table:table-cell>
          <table:table-cell office:value-type="string">
            <text:p>N-35-35-26.88 E-139-34-48.06</text:p>
          </table:table-cell>
          <table:table-cell table:formula="of:=IF([.E118]=&quot;&quot;;[.C118];CONCATENATE([.C118];&quot; / &quot;;[.E118]))" office:value-type="string" office:string-value=" / N-35-35-26.88 E-139-34-48.06">
            <text:p><text:s/>/ N-35-35-26.88 E-139-34-48.06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 table:formula="of:=[.F119]" office:value-type="string" office:string-value="N-35-23-47.92 E-139-5-10.25">
            <text:p>N-35-23-47.92 E-139-5-10.25</text:p>
          </table:table-cell>
          <table:table-cell office:value-type="string">
            <text:p>N-35-23-47.92 E-139-5-10.25</text:p>
          </table:table-cell>
          <table:table-cell table:formula="of:=IF([.E119]=&quot;&quot;;[.C119];CONCATENATE([.C119];&quot; / &quot;;[.E119]))" office:value-type="string" office:string-value=" / N-35-23-47.92 E-139-5-10.25">
            <text:p><text:s/>/ N-35-23-47.92 E-139-5-10.2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 table:formula="of:=[.F120]" office:value-type="string" office:string-value="N-35-21-48.32 E-139-4-32.13">
            <text:p>N-35-21-48.32 E-139-4-32.13</text:p>
          </table:table-cell>
          <table:table-cell office:value-type="string">
            <text:p>N-35-21-48.32 E-139-4-32.13</text:p>
          </table:table-cell>
          <table:table-cell table:formula="of:=IF([.E120]=&quot;&quot;;[.C120];CONCATENATE([.C120];&quot; / &quot;;[.E120]))" office:value-type="string" office:string-value=" / N-35-21-48.32 E-139-4-32.13">
            <text:p><text:s/>/ N-35-21-48.32 E-139-4-32.13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3.2 E-139-34-45.7</text:p>
          </table:table-cell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9.07 E-139-34-49.32</text:p>
          </table:table-cell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9.07 E-139-34-49.32</text:p>
          </table:table-cell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 table:style-name="Default"/>
          <table:table-cell table:style-name="Default" office:value-type="string">
            <text:p>N-35-35-29.08 E-139-34-49.11</text:p>
          </table:table-cell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 office:value-type="string">
            <text:p>N-35-35-28.88 E-139-34-49.22</text:p>
          </table:table-cell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40]=&quot;&quot;;[.C140];CONCATENATE([.C140];&quot; / &quot;;[.E140]))" office:value-type="float" office:value="0">
            <text:p>0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2"/>
          <table:table-cell table:style-name="ce21" office:value-type="float" office:value="22">
            <text:p>22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2"/>
          <table:table-cell table:style-name="ce22" office:value-type="float" office:value="37">
            <text:p>37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5">
          <table:table-cell table:number-columns-repeated="2"/>
          <table:table-cell table:style-name="ce22" office:value-type="float" office:value="37">
            <text:p>3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37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37];&quot;-\*&quot;)"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37])" office:value-type="float" office:value="36">
            <text:p>36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37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37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37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37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37];[.B3737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37];[.B3737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瞼の裏 / 右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記録 / 身体 / 耳、左 / 腫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髪の毛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:PHOTO 寝た時刻 / 2019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温度 / 部屋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17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/ daylog メモ / 190418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18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tome/ (J*)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:m :th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:m :lets / action activity / やること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:i FX / coding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:m :? X-X*X / XXX / XXX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:VIDEO / @自宅 / 記録 /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5" office:value-type="string">
            <text:p>DELETE FROM ifm11 WHERE _id &lt;= 36673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20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/>
          <table:table-cell office:value-type="string">
            <text:p>http://www.sqlitetutorial.net/sqlite-insert/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1">2019/09/01</text:date>, <text:time>12:35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9-01T12:35:28.69</dc:date>
    <dc:creator>iwabuchi ken</dc:creator>
    <meta:editing-duration>P10DT17H44M8S</meta:editing-duration>
    <meta:editing-cycles>4314</meta:editing-cycles>
    <meta:document-statistic meta:table-count="1" meta:cell-count="716" meta:object-count="0"/>
  </office:meta>
</office:document-meta>
</file>